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7142in" svg:y="1.1063in">
            <draw:object draw:notify-on-update-of-ranges="Sheet1.A2:Sheet1.A43 Sheet1.B2:Sheet1.B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Reading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men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89">
            <text:p>22.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53">
            <text:p>22.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84">
            <text:p>22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.74">
            <text:p>30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.92">
            <text:p>30.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.11">
            <text:p>31.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.68">
            <text:p>40.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48">
            <text:p>39.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.48">
            <text:p>39.4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04">
            <text:p>50.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04">
            <text:p>50.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.35">
            <text:p>62.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.71">
            <text:p>59.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.39">
            <text:p>59.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.03">
            <text:p>70.0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.6">
            <text:p>69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.6">
            <text:p>69.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.81">
            <text:p>80.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.63">
            <text:p>78.6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.63">
            <text:p>78.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.26">
            <text:p>92.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.54">
            <text:p>91.5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.26">
            <text:p>92.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.73">
            <text:p>101.7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.87">
            <text:p>100.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.73">
            <text:p>101.7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3.21">
            <text:p>113.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1.13">
            <text:p>111.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6.24">
            <text:p>106.2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1.11">
            <text:p>121.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.92">
            <text:p>119.9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1.11">
            <text:p>121.1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1.5">
            <text:p>131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1.5">
            <text:p>131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1.5">
            <text:p>131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3.75">
            <text:p>143.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5.85">
            <text:p>135.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7.11">
            <text:p>147.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0.26">
            <text:p>160.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0.26">
            <text:p>160.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2.33">
            <text:p>162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6:25:30</meta:creation-date>
    <meta:editing-duration>PT1M6S</meta:editing-duration>
    <meta:editing-cycles>3</meta:editing-cycles>
    <meta:generator>LibreOffice/3.5$Linux_X86_64 LibreOffice_project/350m1$Build-2</meta:generator>
    <dc:date>2013-09-22T16:41:47</dc:date>
    <dc:creator>Justin Poh</dc:creator>
    <meta:document-statistic meta:table-count="2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2:Sheet1.B43" svg:x="0.77cm" svg:y="0.855cm" svg:width="10.468cm" svg:height="7.545cm">
          <chartooo:coordinate-region svg:x="1.577cm" svg:y="1.054cm" svg:width="9.3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3" chart:class="chart:scatter">
            <chart:domain table:cell-range-address="Sheet1.A2:Sheet1.A43"/>
            <chart:regression-curve chart:style-name="ch7">
              <chart:equation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3">
                <text:p>513</text:p>
                <draw:g>
                  <svg:desc>Sheet1.A2:Sheet1.A43</svg:desc>
                </draw:g>
              </table:table-cell>
              <table:table-cell office:value-type="float" office:value="20">
                <text:p>20</text:p>
                <draw:g>
                  <svg:desc>Sheet1.B2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">
                <text:p>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">
                <text:p>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">
                <text:p>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">
                <text:p>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">
                <text:p>2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">
                <text:p>1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